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D000002E540DE10720E7D6AE7.png" manifest:media-type="image/png"/>
  <manifest:file-entry manifest:full-path="Pictures/1000020100000500000002E557E86EC70A8E9648.png" manifest:media-type="image/png"/>
  <manifest:file-entry manifest:full-path="Pictures/1000020100000500000002E504F4DA448D94C2CF.png" manifest:media-type="image/png"/>
  <manifest:file-entry manifest:full-path="Pictures/1000020100000500000002E59E5460009F19F775.png" manifest:media-type="image/png"/>
  <manifest:file-entry manifest:full-path="Pictures/1000020100000500000002E5321942DB6C3E27DF.png" manifest:media-type="image/png"/>
  <manifest:file-entry manifest:full-path="Pictures/100002010000050D000002E512465D6DA338523B.png" manifest:media-type="image/png"/>
  <manifest:file-entry manifest:full-path="Pictures/100002010000050D000002E5A2D43B49DEC3B1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8dd4" officeooo:paragraph-rsid="00048dd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11.486cm, 4.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13.033cm, 12.01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3.296cm, 11.2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12.822cm, 11.8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6.626cm, 7.85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18.699cm, 10.7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20.722cm, 14.97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)</text:p>
      <text:p text:style-name="Standard"><draw:frame draw:style-name="fr1" draw:name="Imagen1" text:anchor-type="paragraph" svg:y="0.175cm" svg:width="15.672cm" svg:height="10.904cm" draw:z-index="0"><draw:image xlink:href="Pictures/1000020100000500000002E504F4DA448D94C2CF.png" xlink:type="simple" xlink:show="embed" xlink:actuate="onLoad" loext:mime-type="image/x-vclgraphic"/></draw:frame></text:p>
      <text:p text:style-name="Standard"><draw:frame draw:style-name="fr2" draw:name="Imagen2" text:anchor-type="paragraph" svg:width="15.729cm" svg:height="5.727cm" draw:z-index="1"><draw:image xlink:href="Pictures/1000020100000500000002E557E86EC70A8E9648.png" xlink:type="simple" xlink:show="embed" xlink:actuate="onLoad" loext:mime-type="image/x-vclgraphic"/></draw:frame></text:p>
      <text:p text:style-name="Standard"/>
      <text:p text:style-name="Standard"><draw:frame draw:style-name="fr3" draw:name="Imagen3" text:anchor-type="paragraph" svg:width="15.946cm" svg:height="6.496cm" draw:z-index="2"><draw:image xlink:href="Pictures/1000020100000500000002E59E5460009F19F775.png" xlink:type="simple" xlink:show="embed" xlink:actuate="onLoad" loext:mime-type="image/x-vclgraphic"/></draw:frame></text:p>
      <text:p text:style-name="Standard"><draw:frame draw:style-name="fr4" draw:name="Imagen4" text:anchor-type="paragraph" svg:width="15.651cm" svg:height="5.78cm" draw:z-index="3"><draw:image xlink:href="Pictures/1000020100000500000002E5321942DB6C3E27DF.png" xlink:type="simple" xlink:show="embed" xlink:actuate="onLoad" loext:mime-type="image/x-vclgraphic"/></draw:frame><text:soft-page-break/></text:p>
      <text:p text:style-name="P1">b) </text:p>
      <text:p text:style-name="P1"><draw:frame draw:style-name="fr6" draw:name="Imagen6" text:anchor-type="paragraph" svg:width="9.296cm" svg:height="5.302cm" draw:z-index="5"><draw:image xlink:href="Pictures/100002010000050D000002E5A2D43B49DEC3B187.png" xlink:type="simple" xlink:show="embed" xlink:actuate="onLoad" loext:mime-type="image/x-vclgraphic"/></draw:frame></text:p>
      <text:p text:style-name="Standard"/>
      <text:p text:style-name="Standard"/>
      <text:p text:style-name="P1">c)</text:p>
      <text:p text:style-name="P1"><draw:frame draw:style-name="fr5" draw:name="Imagen5" text:anchor-type="paragraph" svg:width="10.245cm" svg:height="6.847cm" draw:z-index="4"><draw:image xlink:href="Pictures/100002010000050D000002E512465D6DA338523B.png" xlink:type="simple" xlink:show="embed" xlink:actuate="onLoad" loext:mime-type="image/x-vclgraphic"/></draw:frame></text:p>
      <text:p text:style-name="P1">d)</text:p>
      <text:p text:style-name="P1"><draw:frame draw:style-name="fr7" draw:name="Imagen7" text:anchor-type="paragraph" svg:width="10.825cm" svg:height="3.717cm" draw:z-index="6"><draw:image xlink:href="Pictures/100002010000050D000002E540DE10720E7D6AE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20:53:01.395525590</meta:creation-date>
    <dc:date>2020-02-26T20:59:38.688973408</dc:date>
    <meta:editing-duration>PT6M42S</meta:editing-duration>
    <meta:editing-cycles>1</meta:editing-cycles>
    <meta:document-statistic meta:table-count="0" meta:image-count="7" meta:object-count="0" meta:page-count="2" meta:paragraph-count="4" meta:word-count="5" meta:character-count="12" meta:non-whitespace-character-count="10"/>
    <meta:generator>LibreOffice/6.0.7.3$Linux_X86_64 LibreOffice_project/00m0$Build-3</meta:generator>
  </office:meta>
</office:document-meta>
</file>